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Logicshee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Logicsheet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Logicsheet.NamedLogicsheet( String systemId , ServiceManager manager , SourceResolver resolver , Logicshee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Logicsheet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Logicsheet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